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Replication_5f_Cloning" style:display-name="Replication_Cloning" style:family="table">
      <style:table-properties style:width="19.897cm" fo:margin-left="-1.233cm" table:align="left"/>
    </style:style>
    <style:style style:name="Replication_5f_Cloning.A" style:display-name="Replication_Cloning.A" style:family="table-column">
      <style:table-column-properties style:column-width="2.805cm"/>
    </style:style>
    <style:style style:name="Replication_5f_Cloning.B" style:display-name="Replication_Cloning.B" style:family="table-column">
      <style:table-column-properties style:column-width="2.884cm"/>
    </style:style>
    <style:style style:name="Replication_5f_Cloning.C" style:display-name="Replication_Cloning.C" style:family="table-column">
      <style:table-column-properties style:column-width="1.323cm"/>
    </style:style>
    <style:style style:name="Replication_5f_Cloning.D" style:display-name="Replication_Cloning.D" style:family="table-column">
      <style:table-column-properties style:column-width="5.556cm"/>
    </style:style>
    <style:style style:name="Replication_5f_Cloning.E" style:display-name="Replication_Cloning.E" style:family="table-column">
      <style:table-column-properties style:column-width="1.429cm"/>
    </style:style>
    <style:style style:name="Replication_5f_Cloning.F" style:display-name="Replication_Cloning.F" style:family="table-column">
      <style:table-column-properties style:column-width="5.9cm"/>
    </style:style>
    <style:style style:name="Replication_5f_Cloning.A1" style:display-name="Replication_Cloning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Replication_5f_Cloning.E1" style:display-name="Replication_Cloning.E1" style:family="table-cell">
      <style:table-cell-properties style:vertical-align="middle" fo:padding="0.097cm" fo:border="0.05pt solid #000000"/>
    </style:style>
    <style:style style:name="Replication_5f_Cloning.C2" style:display-name="Replication_Cloning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Replication_5f_Cloning.F2" style:display-name="Replication_Cloning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Replication_5f_Cloning.A3" style:display-name="Replication_Cloning.A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3" style:display-name="Replication_Cloning.B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3" style:display-name="Replication_Cloning.C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3" style:display-name="Replication_Cloning.D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3" style:display-name="Replication_Cloning.E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3" style:display-name="Replication_Cloning.F3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4" style:display-name="Replication_Cloning.A4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4" style:display-name="Replication_Cloning.B4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4" style:display-name="Replication_Cloning.C4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4" style:display-name="Replication_Cloning.D4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4" style:display-name="Replication_Cloning.E4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4" style:display-name="Replication_Cloning.F4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5" style:display-name="Replication_Cloning.A5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5" style:display-name="Replication_Cloning.B5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5" style:display-name="Replication_Cloning.C5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5" style:display-name="Replication_Cloning.D5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5" style:display-name="Replication_Cloning.E5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5" style:display-name="Replication_Cloning.F5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6" style:display-name="Replication_Cloning.A6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6" style:display-name="Replication_Cloning.B6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6" style:display-name="Replication_Cloning.C6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6" style:display-name="Replication_Cloning.D6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6" style:display-name="Replication_Cloning.E6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6" style:display-name="Replication_Cloning.F6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7" style:display-name="Replication_Cloning.A7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7" style:display-name="Replication_Cloning.B7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7" style:display-name="Replication_Cloning.C7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7" style:display-name="Replication_Cloning.D7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7" style:display-name="Replication_Cloning.E7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7" style:display-name="Replication_Cloning.F7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8" style:display-name="Replication_Cloning.A8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8" style:display-name="Replication_Cloning.B8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8" style:display-name="Replication_Cloning.C8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8" style:display-name="Replication_Cloning.D8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8" style:display-name="Replication_Cloning.E8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8" style:display-name="Replication_Cloning.F8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9" style:display-name="Replication_Cloning.A9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9" style:display-name="Replication_Cloning.B9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9" style:display-name="Replication_Cloning.C9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9" style:display-name="Replication_Cloning.D9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9" style:display-name="Replication_Cloning.E9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9" style:display-name="Replication_Cloning.F9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10" style:display-name="Replication_Cloning.A10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10" style:display-name="Replication_Cloning.B10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10" style:display-name="Replication_Cloning.C10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10" style:display-name="Replication_Cloning.D10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10" style:display-name="Replication_Cloning.E10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10" style:display-name="Replication_Cloning.F10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11" style:display-name="Replication_Cloning.A11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11" style:display-name="Replication_Cloning.B11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11" style:display-name="Replication_Cloning.C11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11" style:display-name="Replication_Cloning.D11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11" style:display-name="Replication_Cloning.E11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11" style:display-name="Replication_Cloning.F11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12" style:display-name="Replication_Cloning.A12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12" style:display-name="Replication_Cloning.B12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12" style:display-name="Replication_Cloning.C12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12" style:display-name="Replication_Cloning.D12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12" style:display-name="Replication_Cloning.E12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12" style:display-name="Replication_Cloning.F12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13" style:display-name="Replication_Cloning.A1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13" style:display-name="Replication_Cloning.B1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13" style:display-name="Replication_Cloning.C1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13" style:display-name="Replication_Cloning.D1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13" style:display-name="Replication_Cloning.E1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13" style:display-name="Replication_Cloning.F13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14" style:display-name="Replication_Cloning.A14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14" style:display-name="Replication_Cloning.B14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14" style:display-name="Replication_Cloning.C14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14" style:display-name="Replication_Cloning.D14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14" style:display-name="Replication_Cloning.E14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14" style:display-name="Replication_Cloning.F14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15" style:display-name="Replication_Cloning.A15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15" style:display-name="Replication_Cloning.B15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15" style:display-name="Replication_Cloning.C15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15" style:display-name="Replication_Cloning.D15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15" style:display-name="Replication_Cloning.E15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15" style:display-name="Replication_Cloning.F15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16" style:display-name="Replication_Cloning.A16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16" style:display-name="Replication_Cloning.B16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16" style:display-name="Replication_Cloning.C16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16" style:display-name="Replication_Cloning.D16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16" style:display-name="Replication_Cloning.E16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16" style:display-name="Replication_Cloning.F16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17" style:display-name="Replication_Cloning.A17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17" style:display-name="Replication_Cloning.B17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17" style:display-name="Replication_Cloning.C17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17" style:display-name="Replication_Cloning.D17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17" style:display-name="Replication_Cloning.E17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17" style:display-name="Replication_Cloning.F17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18" style:display-name="Replication_Cloning.A18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18" style:display-name="Replication_Cloning.B18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18" style:display-name="Replication_Cloning.C18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18" style:display-name="Replication_Cloning.D18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18" style:display-name="Replication_Cloning.E18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18" style:display-name="Replication_Cloning.F18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19" style:display-name="Replication_Cloning.A19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19" style:display-name="Replication_Cloning.B19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19" style:display-name="Replication_Cloning.C19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19" style:display-name="Replication_Cloning.D19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19" style:display-name="Replication_Cloning.E19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19" style:display-name="Replication_Cloning.F19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20" style:display-name="Replication_Cloning.A20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20" style:display-name="Replication_Cloning.B20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20" style:display-name="Replication_Cloning.C20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20" style:display-name="Replication_Cloning.D20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20" style:display-name="Replication_Cloning.E20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20" style:display-name="Replication_Cloning.F20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21" style:display-name="Replication_Cloning.A21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21" style:display-name="Replication_Cloning.B21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21" style:display-name="Replication_Cloning.C21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21" style:display-name="Replication_Cloning.D21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21" style:display-name="Replication_Cloning.E21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21" style:display-name="Replication_Cloning.F21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22" style:display-name="Replication_Cloning.A22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22" style:display-name="Replication_Cloning.B22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22" style:display-name="Replication_Cloning.C22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22" style:display-name="Replication_Cloning.D22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22" style:display-name="Replication_Cloning.E22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22" style:display-name="Replication_Cloning.F22" style:family="table-cell">
      <style:table-cell-properties fo:padding="0.097cm" fo:border-left="0.05pt solid #000000" fo:border-right="0.05pt solid #000000" fo:border-top="none" fo:border-bottom="0.05pt solid #000000"/>
    </style:style>
    <style:style style:name="Replication_5f_Cloning.A23" style:display-name="Replication_Cloning.A2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B23" style:display-name="Replication_Cloning.B2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C23" style:display-name="Replication_Cloning.C2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D23" style:display-name="Replication_Cloning.D2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E23" style:display-name="Replication_Cloning.E23" style:family="table-cell">
      <style:table-cell-properties fo:padding="0.097cm" fo:border-left="0.05pt solid #000000" fo:border-right="none" fo:border-top="none" fo:border-bottom="0.05pt solid #000000"/>
    </style:style>
    <style:style style:name="Replication_5f_Cloning.F23" style:display-name="Replication_Cloning.F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d2c8" officeooo:paragraph-rsid="001ad2c8"/>
    </style:style>
    <style:style style:name="P2" style:family="paragraph" style:parent-style-name="Table_20_Contents">
      <style:paragraph-properties fo:text-align="center" style:justify-single-word="false"/>
      <style:text-properties officeooo:rsid="001ad2c8" officeooo:paragraph-rsid="001ad2c8"/>
    </style:style>
    <style:style style:name="P3" style:family="paragraph" style:parent-style-name="Table_20_Contents">
      <style:text-properties officeooo:rsid="001c9667" officeooo:paragraph-rsid="001c9667"/>
    </style:style>
    <style:style style:name="P4" style:family="paragraph" style:parent-style-name="Table_20_Contents">
      <style:paragraph-properties fo:text-align="center" style:justify-single-word="false"/>
      <style:text-properties officeooo:rsid="001c9667" officeooo:paragraph-rsid="001c9667"/>
    </style:style>
    <style:style style:name="P5" style:family="paragraph" style:parent-style-name="Table_20_Contents">
      <style:text-properties officeooo:rsid="001d518c" officeooo:paragraph-rsid="001d518c"/>
    </style:style>
    <style:style style:name="P6" style:family="paragraph" style:parent-style-name="Table_20_Contents">
      <style:text-properties officeooo:rsid="001d518c" officeooo:paragraph-rsid="00204739"/>
    </style:style>
    <style:style style:name="P7" style:family="paragraph" style:parent-style-name="Table_20_Contents">
      <style:paragraph-properties fo:text-align="center" style:justify-single-word="false"/>
      <style:text-properties officeooo:rsid="001d518c" officeooo:paragraph-rsid="001d518c"/>
    </style:style>
    <style:style style:name="P8" style:family="paragraph" style:parent-style-name="Table_20_Contents">
      <style:text-properties officeooo:rsid="001d654e" officeooo:paragraph-rsid="001d654e"/>
    </style:style>
    <style:style style:name="P9" style:family="paragraph" style:parent-style-name="Table_20_Contents">
      <style:paragraph-properties fo:text-align="center" style:justify-single-word="false"/>
      <style:text-properties officeooo:rsid="001d654e" officeooo:paragraph-rsid="001d654e"/>
    </style:style>
    <style:style style:name="P10" style:family="paragraph" style:parent-style-name="Table_20_Contents">
      <style:text-properties officeooo:rsid="001ddf41" officeooo:paragraph-rsid="001ddf41"/>
    </style:style>
    <style:style style:name="P11" style:family="paragraph" style:parent-style-name="Table_20_Contents">
      <style:text-properties officeooo:rsid="001ddf41" officeooo:paragraph-rsid="001ec5dd"/>
    </style:style>
    <style:style style:name="P12" style:family="paragraph" style:parent-style-name="Table_20_Contents">
      <style:paragraph-properties fo:text-align="center" style:justify-single-word="false"/>
      <style:text-properties officeooo:rsid="001ddf41" officeooo:paragraph-rsid="001ddf41"/>
    </style:style>
    <style:style style:name="P13" style:family="paragraph" style:parent-style-name="Table_20_Contents">
      <style:paragraph-properties fo:text-align="center" style:justify-single-word="false"/>
      <style:text-properties officeooo:rsid="001ec5dd" officeooo:paragraph-rsid="001ec5dd"/>
    </style:style>
    <style:style style:name="P14" style:family="paragraph" style:parent-style-name="Table_20_Contents">
      <style:text-properties officeooo:rsid="00204739" officeooo:paragraph-rsid="00204739"/>
    </style:style>
    <style:style style:name="P15" style:family="paragraph" style:parent-style-name="Table_20_Contents">
      <style:paragraph-properties fo:text-align="center" style:justify-single-word="false"/>
      <style:text-properties officeooo:rsid="00204739" officeooo:paragraph-rsid="00204739"/>
    </style:style>
    <style:style style:name="P16" style:family="paragraph" style:parent-style-name="Table_20_Contents">
      <style:text-properties officeooo:rsid="00211f76" officeooo:paragraph-rsid="00211f76"/>
    </style:style>
    <style:style style:name="P17" style:family="paragraph" style:parent-style-name="Table_20_Contents">
      <style:paragraph-properties fo:text-align="center" style:justify-single-word="false"/>
      <style:text-properties officeooo:rsid="00211f76" officeooo:paragraph-rsid="00211f76"/>
    </style:style>
    <style:style style:name="P18" style:family="paragraph" style:parent-style-name="Table_20_Contents">
      <style:text-properties officeooo:rsid="00222307" officeooo:paragraph-rsid="00222307"/>
    </style:style>
    <style:style style:name="P19" style:family="paragraph" style:parent-style-name="Table_20_Contents">
      <style:paragraph-properties fo:text-align="center" style:justify-single-word="false"/>
      <style:text-properties officeooo:rsid="00222307" officeooo:paragraph-rsid="00222307"/>
    </style:style>
    <style:style style:name="P20" style:family="paragraph" style:parent-style-name="Table_20_Contents">
      <style:text-properties officeooo:rsid="0022d073" officeooo:paragraph-rsid="0022d073"/>
    </style:style>
    <style:style style:name="P21" style:family="paragraph" style:parent-style-name="Table_20_Contents">
      <style:paragraph-properties fo:text-align="center" style:justify-single-word="false"/>
      <style:text-properties officeooo:rsid="0023ed1b" officeooo:paragraph-rsid="0023ed1b"/>
    </style:style>
    <style:style style:name="P22" style:family="paragraph" style:parent-style-name="Table_20_Contents">
      <style:text-properties officeooo:rsid="0025c031" officeooo:paragraph-rsid="0025c031"/>
    </style:style>
    <style:style style:name="P23" style:family="paragraph" style:parent-style-name="Table_20_Contents">
      <style:text-properties officeooo:rsid="00264116" officeooo:paragraph-rsid="00264116"/>
    </style:style>
    <style:style style:name="P24" style:family="paragraph" style:parent-style-name="Table_20_Contents">
      <style:paragraph-properties fo:text-align="center" style:justify-single-word="false"/>
      <style:text-properties officeooo:rsid="0026f638" officeooo:paragraph-rsid="0026f638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2905ec" officeooo:paragraph-rsid="002905ec"/>
    </style:style>
    <style:style style:name="P27" style:family="paragraph" style:parent-style-name="Table_20_Contents">
      <style:paragraph-properties fo:text-align="center" style:justify-single-word="false"/>
      <style:text-properties officeooo:rsid="0029662a" officeooo:paragraph-rsid="0029662a"/>
    </style:style>
    <style:style style:name="P28" style:family="paragraph" style:parent-style-name="Table_20_Contents">
      <style:text-properties officeooo:rsid="0029662a" officeooo:paragraph-rsid="002b6ecd"/>
    </style:style>
    <style:style style:name="P29" style:family="paragraph" style:parent-style-name="Table_20_Contents">
      <style:paragraph-properties fo:text-align="center" style:justify-single-word="false"/>
      <style:text-properties officeooo:rsid="002cf13f" officeooo:paragraph-rsid="002cf13f"/>
    </style:style>
    <style:style style:name="P30" style:family="paragraph" style:parent-style-name="Table_20_Contents">
      <style:text-properties officeooo:rsid="002cf13f" officeooo:paragraph-rsid="002cf13f"/>
    </style:style>
    <style:style style:name="P31" style:family="paragraph" style:parent-style-name="Table_20_Contents">
      <style:text-properties officeooo:paragraph-rsid="002e8141"/>
    </style:style>
    <style:style style:name="P32" style:family="paragraph" style:parent-style-name="Table_20_Contents">
      <style:text-properties officeooo:paragraph-rsid="002fe997"/>
    </style:style>
    <style:style style:name="P33" style:family="paragraph" style:parent-style-name="Table_20_Contents">
      <style:paragraph-properties fo:text-align="center" style:justify-single-word="false"/>
      <style:text-properties officeooo:rsid="00318bc1" officeooo:paragraph-rsid="00318bc1"/>
    </style:style>
    <style:style style:name="P34" style:family="paragraph" style:parent-style-name="Table_20_Contents">
      <style:text-properties officeooo:rsid="00332cf5" officeooo:paragraph-rsid="00332cf5"/>
    </style:style>
    <style:style style:name="P35" style:family="paragraph" style:parent-style-name="Table_20_Contents">
      <style:text-properties officeooo:paragraph-rsid="00332cf5"/>
    </style:style>
    <style:style style:name="P36" style:family="paragraph" style:parent-style-name="Table_20_Contents">
      <style:text-properties officeooo:rsid="0036eeeb" officeooo:paragraph-rsid="0036eeeb"/>
    </style:style>
    <style:style style:name="P37" style:family="paragraph" style:parent-style-name="Table_20_Contents">
      <style:paragraph-properties fo:text-align="center" style:justify-single-word="false"/>
      <style:text-properties officeooo:rsid="0036eeeb" officeooo:paragraph-rsid="0036eeeb"/>
    </style:style>
    <style:style style:name="P38" style:family="paragraph" style:parent-style-name="Table_20_Contents">
      <style:paragraph-properties fo:text-align="center" style:justify-single-word="false"/>
      <style:text-properties officeooo:rsid="00382db9" officeooo:paragraph-rsid="00382db9"/>
    </style:style>
    <style:style style:name="P39" style:family="paragraph" style:parent-style-name="Table_20_Contents">
      <style:text-properties officeooo:paragraph-rsid="003b6ebb"/>
    </style:style>
    <style:style style:name="P40" style:family="paragraph" style:parent-style-name="Table_20_Contents">
      <style:paragraph-properties fo:text-align="center" style:justify-single-word="false"/>
      <style:text-properties officeooo:rsid="003d4c3a" officeooo:paragraph-rsid="003d4c3a"/>
    </style:style>
    <style:style style:name="P41" style:family="paragraph" style:parent-style-name="Table_20_Contents">
      <style:paragraph-properties fo:text-align="center" style:justify-single-word="false"/>
      <style:text-properties officeooo:rsid="0041750d" officeooo:paragraph-rsid="0041750d"/>
    </style:style>
    <style:style style:name="P42" style:family="paragraph" style:parent-style-name="Table_20_Contents">
      <style:paragraph-properties fo:text-align="center" style:justify-single-word="false"/>
      <style:text-properties officeooo:rsid="0041dd67" officeooo:paragraph-rsid="0041dd67"/>
    </style:style>
    <style:style style:name="P43" style:family="paragraph" style:parent-style-name="Table_20_Contents">
      <style:text-properties officeooo:rsid="0045e425" officeooo:paragraph-rsid="0045e425"/>
    </style:style>
    <style:style style:name="P44" style:family="paragraph" style:parent-style-name="Table_20_Contents">
      <style:text-properties officeooo:rsid="0045e425" officeooo:paragraph-rsid="00469793"/>
    </style:style>
    <style:style style:name="P45" style:family="paragraph" style:parent-style-name="Table_20_Contents">
      <style:text-properties officeooo:rsid="0045e425" officeooo:paragraph-rsid="0047031d"/>
    </style:style>
    <style:style style:name="P46" style:family="paragraph" style:parent-style-name="Table_20_Contents">
      <style:text-properties officeooo:rsid="0045e425" officeooo:paragraph-rsid="00496a70"/>
    </style:style>
    <style:style style:name="P47" style:family="paragraph" style:parent-style-name="Table_20_Contents">
      <style:text-properties officeooo:rsid="0045e425" officeooo:paragraph-rsid="004a113c"/>
    </style:style>
    <style:style style:name="P48" style:family="paragraph" style:parent-style-name="Table_20_Contents">
      <style:paragraph-properties fo:text-align="center" style:justify-single-word="false"/>
      <style:text-properties officeooo:rsid="0047031d" officeooo:paragraph-rsid="0047031d"/>
    </style:style>
    <style:style style:name="P49" style:family="paragraph" style:parent-style-name="Table_20_Contents">
      <style:text-properties officeooo:rsid="0048258f" officeooo:paragraph-rsid="0048258f"/>
    </style:style>
    <style:style style:name="P50" style:family="paragraph" style:parent-style-name="Table_20_Contents">
      <style:paragraph-properties fo:text-align="center" style:justify-single-word="false"/>
      <style:text-properties officeooo:rsid="00496a70" officeooo:paragraph-rsid="00496a70"/>
    </style:style>
    <style:style style:name="P51" style:family="paragraph" style:parent-style-name="Table_20_Contents">
      <style:paragraph-properties fo:text-align="center" style:justify-single-word="false"/>
      <style:text-properties officeooo:rsid="004b97ab" officeooo:paragraph-rsid="004b97ab"/>
    </style:style>
    <style:style style:name="P52" style:family="paragraph" style:parent-style-name="Table_20_Contents">
      <style:text-properties officeooo:rsid="004cf296" officeooo:paragraph-rsid="004cf296"/>
    </style:style>
    <style:style style:name="P53" style:family="paragraph" style:parent-style-name="Table_20_Contents">
      <style:paragraph-properties fo:text-align="center" style:justify-single-word="false"/>
      <style:text-properties officeooo:rsid="004cf296" officeooo:paragraph-rsid="004cf296"/>
    </style:style>
    <style:style style:name="P5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weight="bold" officeooo:rsid="001ad2c8" officeooo:paragraph-rsid="001ad2c8" style:font-weight-asian="bold" style:font-weight-complex="bold"/>
    </style:style>
    <style:style style:name="P55" style:family="paragraph" style:parent-style-name="Table_20_Contents">
      <style:paragraph-properties fo:margin-top="0cm" fo:margin-bottom="0cm" loext:contextual-spacing="false" fo:line-height="100%" fo:text-align="center" style:justify-single-word="false"/>
    </style:style>
    <style:style style:name="P5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rsid="001ad2c8" officeooo:paragraph-rsid="001ad2c8"/>
    </style:style>
    <style:style style:name="P57" style:family="paragraph" style:parent-style-name="Table_20_Contents">
      <style:text-properties officeooo:rsid="00332cf5" officeooo:paragraph-rsid="00332cf5"/>
    </style:style>
    <style:style style:name="P58" style:family="paragraph" style:parent-style-name="Table_20_Contents">
      <style:text-properties officeooo:rsid="004cf296" officeooo:paragraph-rsid="004cf296"/>
    </style:style>
    <style:style style:name="P59" style:family="paragraph" style:parent-style-name="Table_20_Contents">
      <style:text-properties officeooo:rsid="004ecace" officeooo:paragraph-rsid="0059be75"/>
    </style:style>
    <style:style style:name="P60" style:family="paragraph" style:parent-style-name="Table_20_Contents">
      <style:text-properties officeooo:rsid="0052d1d6" officeooo:paragraph-rsid="0052d1d6"/>
    </style:style>
    <style:style style:name="P61" style:family="paragraph" style:parent-style-name="Table_20_Contents">
      <style:text-properties officeooo:paragraph-rsid="0055f2af"/>
    </style:style>
    <style:style style:name="P62" style:family="paragraph" style:parent-style-name="Table_20_Contents">
      <style:text-properties officeooo:rsid="0045e425" officeooo:paragraph-rsid="0047031d"/>
    </style:style>
    <style:style style:name="P63" style:family="paragraph" style:parent-style-name="Table_20_Contents">
      <style:text-properties officeooo:rsid="0045e425" officeooo:paragraph-rsid="00569bac"/>
    </style:style>
    <style:style style:name="P64" style:family="paragraph" style:parent-style-name="Table_20_Contents">
      <style:text-properties officeooo:paragraph-rsid="00569bac"/>
    </style:style>
    <style:style style:name="P65" style:family="paragraph" style:parent-style-name="Table_20_Contents">
      <style:text-properties officeooo:rsid="0029662a" officeooo:paragraph-rsid="005794fb"/>
    </style:style>
    <style:style style:name="P66" style:family="paragraph" style:parent-style-name="Table_20_Contents">
      <style:paragraph-properties fo:text-align="center" style:justify-single-word="false"/>
      <style:text-properties officeooo:rsid="0058ac1d" officeooo:paragraph-rsid="0058ac1d"/>
    </style:style>
    <style:style style:name="P67" style:family="paragraph" style:parent-style-name="Table_20_Contents">
      <style:text-properties officeooo:paragraph-rsid="0059ac10"/>
    </style:style>
    <style:style style:name="P68" style:family="paragraph" style:parent-style-name="Table_20_Contents">
      <style:text-properties officeooo:rsid="0059ac10" officeooo:paragraph-rsid="0059ac10"/>
    </style:style>
    <style:style style:name="P69" style:family="paragraph" style:parent-style-name="Table_20_Contents">
      <style:text-properties officeooo:paragraph-rsid="0059be75"/>
    </style:style>
    <style:style style:name="P70" style:family="paragraph" style:parent-style-name="Table_20_Contents">
      <style:text-properties officeooo:paragraph-rsid="005b428d"/>
    </style:style>
    <style:style style:name="T1" style:family="text">
      <style:text-properties officeooo:rsid="001ad2c8"/>
    </style:style>
    <style:style style:name="T2" style:family="text">
      <style:text-properties officeooo:rsid="0029db79"/>
    </style:style>
    <style:style style:name="T3" style:family="text">
      <style:text-properties fo:font-weight="bold" officeooo:rsid="0029db79" style:font-weight-asian="bold" style:font-weight-complex="bold"/>
    </style:style>
    <style:style style:name="T4" style:family="text">
      <style:text-properties officeooo:rsid="003808df"/>
    </style:style>
    <style:style style:name="T5" style:family="text">
      <style:text-properties officeooo:rsid="004381ed"/>
    </style:style>
    <style:style style:name="T6" style:family="text">
      <style:text-properties officeooo:rsid="0045e425"/>
    </style:style>
    <style:style style:name="T7" style:family="text">
      <style:text-properties officeooo:rsid="004cf296"/>
    </style:style>
    <style:style style:name="T8" style:family="text">
      <style:text-properties officeooo:rsid="004ecace"/>
    </style:style>
    <style:style style:name="T9" style:family="text">
      <style:text-properties officeooo:rsid="0053205b"/>
    </style:style>
    <style:style style:name="T10" style:family="text">
      <style:text-properties officeooo:rsid="0055f2af"/>
    </style:style>
    <style:style style:name="T11" style:family="text">
      <style:text-properties officeooo:rsid="005b42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plication_Cloning" table:style-name="Replication_5f_Cloning">
        <table:table-column table:style-name="Replication_5f_Cloning.A"/>
        <table:table-column table:style-name="Replication_5f_Cloning.B"/>
        <table:table-column table:style-name="Replication_5f_Cloning.C"/>
        <table:table-column table:style-name="Replication_5f_Cloning.D"/>
        <table:table-column table:style-name="Replication_5f_Cloning.E"/>
        <table:table-column table:style-name="Replication_5f_Cloning.F"/>
        <table:table-row>
          <table:table-cell table:style-name="Replication_5f_Cloning.A1" table:number-rows-spanned="2" table:number-columns-spanned="2" office:value-type="string">
            <text:p text:style-name="P54">Object</text:p>
          </table:table-cell>
          <table:covered-table-cell/>
          <table:table-cell table:style-name="Replication_5f_Cloning.A1" table:number-columns-spanned="2" office:value-type="string">
            <text:p text:style-name="P54">Replication</text:p>
          </table:table-cell>
          <table:covered-table-cell/>
          <table:table-cell table:style-name="Replication_5f_Cloning.E1" table:number-columns-spanned="2" office:value-type="string">
            <text:p text:style-name="P54">Cloning</text:p>
          </table:table-cell>
          <table:covered-table-cell/>
        </table:table-row>
        <table:table-row>
          <table:covered-table-cell/>
          <table:covered-table-cell/>
          <table:table-cell table:style-name="Replication_5f_Cloning.C2" office:value-type="string">
            <text:p text:style-name="P55"><text:s/><text:span text:style-name="T1">Yes / No</text:span></text:p>
          </table:table-cell>
          <table:table-cell table:style-name="Replication_5f_Cloning.C2" office:value-type="string">
            <text:p text:style-name="P56">Remarks</text:p>
          </table:table-cell>
          <table:table-cell table:style-name="Replication_5f_Cloning.C2" office:value-type="string">
            <text:p text:style-name="P56">Yes / No</text:p>
          </table:table-cell>
          <table:table-cell table:style-name="Replication_5f_Cloning.F2" office:value-type="string">
            <text:p text:style-name="P56">Remarks</text:p>
          </table:table-cell>
        </table:table-row>
        <table:table-row>
          <table:table-cell table:style-name="Replication_5f_Cloning.A8" table:number-rows-spanned="6" office:value-type="string">
            <text:p text:style-name="P1">Table</text:p>
          </table:table-cell>
          <table:table-cell table:style-name="Replication_5f_Cloning.B14" office:value-type="string">
            <text:p text:style-name="P1">Permanent</text:p>
          </table:table-cell>
          <table:table-cell table:style-name="Replication_5f_Cloning.C14" office:value-type="string">
            <text:p text:style-name="P2">Yes</text:p>
          </table:table-cell>
          <table:table-cell table:style-name="Replication_5f_Cloning.D3" office:value-type="string">
            <text:p text:style-name="Table_20_Contents"/>
          </table:table-cell>
          <table:table-cell table:style-name="Replication_5f_Cloning.E3" office:value-type="string">
            <text:p text:style-name="P26">Yes</text:p>
          </table:table-cell>
          <table:table-cell table:style-name="Replication_5f_Cloning.F3" office:value-type="string">
            <text:p text:style-name="P31">Cloning a table replicates the structure, data, and certain other properties (e.g. <text:span text:style-name="Source_20_Text">STAGE FILE FORMAT</text:span>) of the source table. </text:p>
            <text:p text:style-name="P32"/>
            <text:p text:style-name="P32">A cloned table does not include the load history of the source table. </text:p>
            <text:p text:style-name="P32"/>
            <text:p text:style-name="P32">Data files that were loaded into a source table can be loaded again into its clones.</text:p>
            <text:p text:style-name="P32"/>
            <text:p text:style-name="P34">If COPY_GRANTS syntax is not included, then new object does not inherit any explicit access privs granted on the original table.</text:p>
            <text:p text:style-name="P35"/>
            <text:p text:style-name="P34">But it will inherit any future grants defined for the object type in the schema using the GRANT.. TO ROLE ON FUTURE syntax.</text:p>
          </table:table-cell>
        </table:table-row>
        <table:table-row>
          <table:covered-table-cell/>
          <table:table-cell table:style-name="Replication_5f_Cloning.B14" office:value-type="string">
            <text:p text:style-name="P1">Temporary</text:p>
          </table:table-cell>
          <table:table-cell table:style-name="Replication_5f_Cloning.C14" office:value-type="string">
            <text:p text:style-name="P2">No</text:p>
          </table:table-cell>
          <table:table-cell table:style-name="Replication_5f_Cloning.D4" office:value-type="string">
            <text:p text:style-name="Table_20_Contents"/>
          </table:table-cell>
          <table:table-cell table:style-name="Replication_5f_Cloning.E4" office:value-type="string">
            <text:p text:style-name="P33">No</text:p>
          </table:table-cell>
          <table:table-cell table:style-name="Replication_5f_Cloning.F4" office:value-type="string">
            <text:p text:style-name="Table_20_Contents"/>
          </table:table-cell>
        </table:table-row>
        <table:table-row>
          <table:covered-table-cell/>
          <table:table-cell table:style-name="Replication_5f_Cloning.B14" office:value-type="string">
            <text:p text:style-name="P1">Transient</text:p>
          </table:table-cell>
          <table:table-cell table:style-name="Replication_5f_Cloning.C14" office:value-type="string">
            <text:p text:style-name="P2">Yes</text:p>
          </table:table-cell>
          <table:table-cell table:style-name="Replication_5f_Cloning.D5" office:value-type="string">
            <text:p text:style-name="Table_20_Contents"/>
          </table:table-cell>
          <table:table-cell table:style-name="Replication_5f_Cloning.E5" office:value-type="string">
            <text:p text:style-name="P33">Yes</text:p>
          </table:table-cell>
          <table:table-cell table:style-name="Replication_5f_Cloning.F5" office:value-type="string">
            <text:p text:style-name="Table_20_Contents"/>
          </table:table-cell>
        </table:table-row>
        <table:table-row>
          <table:covered-table-cell/>
          <table:table-cell table:style-name="Replication_5f_Cloning.B14" office:value-type="string">
            <text:p text:style-name="P1">Automatic Clustering</text:p>
          </table:table-cell>
          <table:table-cell table:style-name="Replication_5f_Cloning.C14" office:value-type="string">
            <text:p text:style-name="P2">Yes</text:p>
          </table:table-cell>
          <table:table-cell table:style-name="Replication_5f_Cloning.D6" office:value-type="string">
            <text:p text:style-name="Table_20_Contents"/>
          </table:table-cell>
          <table:table-cell table:style-name="Replication_5f_Cloning.E6" office:value-type="string">
            <text:p text:style-name="P29"/>
          </table:table-cell>
          <table:table-cell table:style-name="Replication_5f_Cloning.F6" office:value-type="string">
            <text:p text:style-name="Table_20_Contents"/>
          </table:table-cell>
        </table:table-row>
        <table:table-row>
          <table:covered-table-cell/>
          <table:table-cell table:style-name="Replication_5f_Cloning.B14" office:value-type="string">
            <text:p text:style-name="P8">External</text:p>
          </table:table-cell>
          <table:table-cell table:style-name="Replication_5f_Cloning.C14" office:value-type="string">
            <text:p text:style-name="P9">No</text:p>
          </table:table-cell>
          <table:table-cell table:style-name="Replication_5f_Cloning.D7" office:value-type="string">
            <text:p text:style-name="P1"/>
          </table:table-cell>
          <table:table-cell table:style-name="Replication_5f_Cloning.E14" office:value-type="string">
            <text:p text:style-name="P29">No</text:p>
          </table:table-cell>
          <table:table-cell table:style-name="Replication_5f_Cloning.F7" office:value-type="string">
            <text:p text:style-name="P30"/>
          </table:table-cell>
        </table:table-row>
        <table:table-row>
          <table:covered-table-cell/>
          <table:table-cell table:style-name="Replication_5f_Cloning.B14" office:value-type="string">
            <text:p text:style-name="P1">Constriants</text:p>
          </table:table-cell>
          <table:table-cell table:style-name="Replication_5f_Cloning.C14" office:value-type="string">
            <text:p text:style-name="P2">Yes</text:p>
          </table:table-cell>
          <table:table-cell table:style-name="Replication_5f_Cloning.D8" office:value-type="string">
            <text:p text:style-name="P1">Except if FK is referenced by object in another DB</text:p>
          </table:table-cell>
          <table:table-cell table:style-name="Replication_5f_Cloning.E14" office:value-type="string">
            <text:p text:style-name="P25"/>
          </table:table-cell>
          <table:table-cell table:style-name="Replication_5f_Cloning.F8" office:value-type="string">
            <text:p text:style-name="Table_20_Contents"/>
          </table:table-cell>
        </table:table-row>
        <table:table-row>
          <table:table-cell table:style-name="Replication_5f_Cloning.A14" office:value-type="string">
            <text:p text:style-name="P3">Sequences</text:p>
          </table:table-cell>
          <table:table-cell table:style-name="Replication_5f_Cloning.B14" office:value-type="string">
            <text:p text:style-name="P1"/>
          </table:table-cell>
          <table:table-cell table:style-name="Replication_5f_Cloning.C14" office:value-type="string">
            <text:p text:style-name="P4">Yes</text:p>
          </table:table-cell>
          <table:table-cell table:style-name="Replication_5f_Cloning.D9" office:value-type="string">
            <text:p text:style-name="P1"/>
          </table:table-cell>
          <table:table-cell table:style-name="Replication_5f_Cloning.E14" office:value-type="string">
            <text:p text:style-name="P41">No</text:p>
          </table:table-cell>
          <table:table-cell table:style-name="Replication_5f_Cloning.F9" office:value-type="string">
            <text:p text:style-name="P43">Not on its own.</text:p>
            <text:p text:style-name="P43"/>
            <text:p text:style-name="Table_20_Contents"><text:span text:style-name="T6">Only w</text:span>hen a table with a column with a default sequence is cloned, the cloned table still references the original sequence object. </text:p>
          </table:table-cell>
        </table:table-row>
        <table:table-row>
          <table:table-cell table:style-name="Replication_5f_Cloning.A14" office:value-type="string">
            <text:p text:style-name="P5">Views</text:p>
          </table:table-cell>
          <table:table-cell table:style-name="Replication_5f_Cloning.B14" office:value-type="string">
            <text:p text:style-name="P5">Standard View</text:p>
          </table:table-cell>
          <table:table-cell table:style-name="Replication_5f_Cloning.C14" office:value-type="string">
            <text:p text:style-name="P7">Yes</text:p>
          </table:table-cell>
          <table:table-cell table:style-name="Replication_5f_Cloning.D10" office:value-type="string">
            <text:p text:style-name="P5">If objects are referenced from other Dbs, then those Dbs need to be replicated.</text:p>
          </table:table-cell>
          <table:table-cell table:style-name="Replication_5f_Cloning.E14" office:value-type="string">
            <text:p text:style-name="P42">No</text:p>
          </table:table-cell>
          <table:table-cell table:style-name="Replication_5f_Cloning.F10" office:value-type="string">
            <text:p text:style-name="P44">Not on its own.</text:p>
            <text:p text:style-name="Table_20_Contents"/>
            <text:p text:style-name="Table_20_Contents"><text:span text:style-name="T5">Cloning a database will clone </text:span>contained objects includ<text:span text:style-name="T5">ing</text:span> schemas, tables, views, <text:span text:style-name="T9">secured views</text:span> etc.</text:p>
            <text:p text:style-name="Table_20_Contents"/>
            <text:p text:style-name="P61"><text:soft-page-break/><text:span text:style-name="T5">Cloning a schema will clone contained objects including </text:span>tables, views, <text:span text:style-name="T10">secured views </text:span>etc.<text:span text:style-name="T5"> </text:span></text:p>
          </table:table-cell>
        </table:table-row>
        <table:table-row>
          <table:table-cell table:style-name="Replication_5f_Cloning.A14" office:value-type="string">
            <text:p text:style-name="P3"/>
          </table:table-cell>
          <table:table-cell table:style-name="Replication_5f_Cloning.B14" office:value-type="string">
            <text:p text:style-name="P14">Secured View</text:p>
          </table:table-cell>
          <table:table-cell table:style-name="Replication_5f_Cloning.C14" office:value-type="string">
            <text:p text:style-name="P15">Yes</text:p>
          </table:table-cell>
          <table:table-cell table:style-name="Replication_5f_Cloning.D11" office:value-type="string">
            <text:p text:style-name="P6">If objects are referenced from other Dbs, then those Dbs need to be replicated.</text:p>
          </table:table-cell>
          <table:table-cell table:style-name="Replication_5f_Cloning.E14" office:value-type="string">
            <text:p text:style-name="P48">No</text:p>
          </table:table-cell>
          <table:table-cell table:style-name="Replication_5f_Cloning.F11" office:value-type="string">
            <text:p text:style-name="P45">Not on its own.</text:p>
            <text:p text:style-name="P45"/>
            <text:p text:style-name="P64"><text:span text:style-name="T5">Cloning a database will clone </text:span>contained objects includ<text:span text:style-name="T5">ing</text:span> schemas, tables, views, <text:span text:style-name="T9">secured views</text:span> etc.</text:p>
            <text:p text:style-name="P64"/>
            <text:p text:style-name="P63"><text:span text:style-name="T5">Cloning a schema will clone contained objects including </text:span>tables, views, <text:span text:style-name="T10">secured views </text:span>etc.<text:span text:style-name="T5"> </text:span></text:p>
          </table:table-cell>
        </table:table-row>
        <table:table-row>
          <table:table-cell table:style-name="Replication_5f_Cloning.A14" office:value-type="string">
            <text:p text:style-name="P3"/>
          </table:table-cell>
          <table:table-cell table:style-name="Replication_5f_Cloning.B14" office:value-type="string">
            <text:p text:style-name="P5">Materialized View</text:p>
          </table:table-cell>
          <table:table-cell table:style-name="Replication_5f_Cloning.C14" office:value-type="string">
            <text:p text:style-name="P7">Yes</text:p>
          </table:table-cell>
          <table:table-cell table:style-name="Replication_5f_Cloning.D12" office:value-type="string">
            <text:p text:style-name="P1"/>
          </table:table-cell>
          <table:table-cell table:style-name="Replication_5f_Cloning.E14" office:value-type="string">
            <text:p text:style-name="P25"/>
          </table:table-cell>
          <table:table-cell table:style-name="Replication_5f_Cloning.F12" office:value-type="string">
            <text:p text:style-name="Table_20_Contents"/>
          </table:table-cell>
        </table:table-row>
        <table:table-row>
          <table:table-cell table:style-name="Replication_5f_Cloning.A14" office:value-type="string">
            <text:p text:style-name="P22">Stages</text:p>
          </table:table-cell>
          <table:table-cell table:style-name="Replication_5f_Cloning.B14" office:value-type="string">
            <text:p text:style-name="P10">Table</text:p>
          </table:table-cell>
          <table:table-cell table:style-name="Replication_5f_Cloning.C14" office:value-type="string">
            <text:p text:style-name="P12">No</text:p>
          </table:table-cell>
          <table:table-cell table:style-name="Replication_5f_Cloning.D13" office:value-type="string">
            <text:p text:style-name="P1"/>
          </table:table-cell>
          <table:table-cell table:style-name="Replication_5f_Cloning.E14" office:value-type="string">
            <text:p text:style-name="P50">No</text:p>
          </table:table-cell>
          <table:table-cell table:style-name="Replication_5f_Cloning.F13" office:value-type="string">
            <text:p text:style-name="P46">Not on its own.</text:p>
            <text:p text:style-name="P49"/>
            <text:p text:style-name="Table_20_Contents">Tables are cloned, which means their internal stages are also cloned.</text:p>
            <text:p text:style-name="Table_20_Contents"/>
            <text:p text:style-name="P60">However, internal stage cannot be accessed unless the ownership of the table belongs to the role granted to the user.</text:p>
            <text:p text:style-name="P60"/>
            <text:p text:style-name="P65"><text:span text:style-name="T2">Clone will </text:span><text:span text:style-name="T3">not include</text:span><text:span text:style-name="T2"> any of the files from the source, i.e. all cloned stages are empty.</text:span></text:p>
          </table:table-cell>
        </table:table-row>
        <table:table-row>
          <table:table-cell table:style-name="Replication_5f_Cloning.A14" office:value-type="string">
            <text:p text:style-name="P3"/>
          </table:table-cell>
          <table:table-cell table:style-name="Replication_5f_Cloning.B14" office:value-type="string">
            <text:p text:style-name="P10">User</text:p>
          </table:table-cell>
          <table:table-cell table:style-name="Replication_5f_Cloning.C14" office:value-type="string">
            <text:p text:style-name="P12">No</text:p>
          </table:table-cell>
          <table:table-cell table:style-name="Replication_5f_Cloning.D14" office:value-type="string">
            <text:p text:style-name="P1"/>
          </table:table-cell>
          <table:table-cell table:style-name="Replication_5f_Cloning.E14" office:value-type="string">
            <text:p text:style-name="P40">N/A</text:p>
          </table:table-cell>
          <table:table-cell table:style-name="Replication_5f_Cloning.F14" office:value-type="string">
            <text:p text:style-name="Table_20_Contents"/>
          </table:table-cell>
        </table:table-row>
        <table:table-row>
          <table:table-cell table:style-name="Replication_5f_Cloning.A21" office:value-type="string">
            <text:p text:style-name="P3"/>
          </table:table-cell>
          <table:table-cell table:style-name="Replication_5f_Cloning.B21" office:value-type="string">
            <text:p text:style-name="P10">External</text:p>
          </table:table-cell>
          <table:table-cell table:style-name="Replication_5f_Cloning.C21" office:value-type="string">
            <text:p text:style-name="P12">No</text:p>
          </table:table-cell>
          <table:table-cell table:style-name="Replication_5f_Cloning.D15" office:value-type="string">
            <text:p text:style-name="P1"/>
          </table:table-cell>
          <table:table-cell table:style-name="Replication_5f_Cloning.E21" office:value-type="string">
            <text:p text:style-name="P50">No</text:p>
          </table:table-cell>
          <table:table-cell table:style-name="Replication_5f_Cloning.F15" office:value-type="string">
            <text:p text:style-name="P47">Not on its own.</text:p>
            <text:p text:style-name="P28"/>
            <text:p text:style-name="P28">Stages that were present in the source when the cloning operation started are cloned. </text:p>
            <text:p text:style-name="P28"/>
            <text:p text:style-name="P28"><text:span text:style-name="T2">Clone will </text:span><text:span text:style-name="T3">not include</text:span><text:span text:style-name="T2"> any of the files from the source, i.e. all cloned stages are empty.</text:span></text:p>
          </table:table-cell>
        </table:table-row>
        <table:table-row>
          <table:table-cell table:style-name="Replication_5f_Cloning.A21" office:value-type="string">
            <text:p text:style-name="P3"/>
          </table:table-cell>
          <table:table-cell table:style-name="Replication_5f_Cloning.B21" office:value-type="string">
            <text:p text:style-name="P11">Internal Named</text:p>
          </table:table-cell>
          <table:table-cell table:style-name="Replication_5f_Cloning.C21" office:value-type="string">
            <text:p text:style-name="P13">No</text:p>
          </table:table-cell>
          <table:table-cell table:style-name="Replication_5f_Cloning.D16" office:value-type="string">
            <text:p text:style-name="P1"/>
          </table:table-cell>
          <table:table-cell table:style-name="Replication_5f_Cloning.E21" office:value-type="string">
            <text:p text:style-name="P27">No</text:p>
          </table:table-cell>
          <table:table-cell table:style-name="Replication_5f_Cloning.F16" office:value-type="string">
            <text:p text:style-name="Table_20_Contents"/>
          </table:table-cell>
        </table:table-row>
        <table:table-row>
          <table:table-cell table:style-name="Replication_5f_Cloning.A21" office:value-type="string">
            <text:p text:style-name="P23">File Format</text:p>
          </table:table-cell>
          <table:table-cell table:style-name="Replication_5f_Cloning.B21" office:value-type="string">
            <text:p text:style-name="P11"/>
          </table:table-cell>
          <table:table-cell table:style-name="Replication_5f_Cloning.C21" office:value-type="string">
            <text:p text:style-name="P24">Yes</text:p>
          </table:table-cell>
          <table:table-cell table:style-name="Replication_5f_Cloning.D17" office:value-type="string">
            <text:p text:style-name="P1"/>
          </table:table-cell>
          <table:table-cell table:style-name="Replication_5f_Cloning.E21" office:value-type="string">
            <text:p text:style-name="P66">No</text:p>
          </table:table-cell>
          <table:table-cell table:style-name="Replication_5f_Cloning.F17" office:value-type="string">
            <text:p text:style-name="P67"><text:s/><text:span text:style-name="T6">Not on its own.</text:span></text:p>
            <text:p text:style-name="P67"/>
            <text:p text:style-name="P68">File format gets cloned if schema or database gets cloned.</text:p>
          </table:table-cell>
        </table:table-row>
        <table:table-row>
          <table:table-cell table:style-name="Replication_5f_Cloning.A19" table:number-rows-spanned="2" office:value-type="string">
            <text:p text:style-name="P16">Pipe</text:p>
          </table:table-cell>
          <table:table-cell table:style-name="Replication_5f_Cloning.B21" office:value-type="string">
            <text:p text:style-name="P36">Internal</text:p>
          </table:table-cell>
          <table:table-cell table:style-name="Replication_5f_Cloning.C21" office:value-type="string">
            <text:p text:style-name="P17">No</text:p>
          </table:table-cell>
          <table:table-cell table:style-name="Replication_5f_Cloning.D19" office:value-type="string">
            <text:p text:style-name="P1"/>
          </table:table-cell>
          <table:table-cell table:style-name="Replication_5f_Cloning.E21" office:value-type="string">
            <text:p text:style-name="P37">No</text:p>
          </table:table-cell>
          <table:table-cell table:style-name="Replication_5f_Cloning.F19" office:value-type="string">
            <text:p text:style-name="Table_20_Contents"/>
          </table:table-cell>
        </table:table-row>
        <table:table-row>
          <table:covered-table-cell/>
          <table:table-cell table:style-name="Replication_5f_Cloning.B21" office:value-type="string">
            <text:p text:style-name="P36">External <text:span text:style-name="T4">(Cloud)</text:span></text:p>
          </table:table-cell>
          <table:table-cell table:style-name="Replication_5f_Cloning.C21" office:value-type="string">
            <text:p text:style-name="P37">No</text:p>
          </table:table-cell>
          <table:table-cell table:style-name="Replication_5f_Cloning.D19" office:value-type="string">
            <text:p text:style-name="P1"/>
          </table:table-cell>
          <table:table-cell table:style-name="Replication_5f_Cloning.E21" office:value-type="string">
            <text:p text:style-name="P51">No</text:p>
          </table:table-cell>
          <table:table-cell table:style-name="Replication_5f_Cloning.F19" office:value-type="string">
            <text:p text:style-name="P52">Not on its own. </text:p>
            <text:p text:style-name="P52"/>
            <text:p text:style-name="P52">When a database or schema is <text:soft-page-break/>cloned, any pipes that reference an external stage are cloned.</text:p>
          </table:table-cell>
        </table:table-row>
        <table:table-row>
          <table:table-cell table:style-name="Replication_5f_Cloning.A21" office:value-type="string">
            <text:p text:style-name="P18">Streams</text:p>
          </table:table-cell>
          <table:table-cell table:style-name="Replication_5f_Cloning.B21" office:value-type="string">
            <text:p text:style-name="P11"/>
          </table:table-cell>
          <table:table-cell table:style-name="Replication_5f_Cloning.C21" office:value-type="string">
            <text:p text:style-name="P19">No</text:p>
          </table:table-cell>
          <table:table-cell table:style-name="Replication_5f_Cloning.D20" office:value-type="string">
            <text:p text:style-name="P1"/>
          </table:table-cell>
          <table:table-cell table:style-name="Replication_5f_Cloning.E21" office:value-type="string">
            <text:p text:style-name="P38">Yes</text:p>
          </table:table-cell>
          <table:table-cell table:style-name="Replication_5f_Cloning.F20" office:value-type="string">
            <text:p text:style-name="Table_20_Contents"/>
          </table:table-cell>
        </table:table-row>
        <table:table-row>
          <table:table-cell table:style-name="Replication_5f_Cloning.A21" office:value-type="string">
            <text:p text:style-name="P18">Task</text:p>
          </table:table-cell>
          <table:table-cell table:style-name="Replication_5f_Cloning.B21" office:value-type="string">
            <text:p text:style-name="P10"/>
          </table:table-cell>
          <table:table-cell table:style-name="Replication_5f_Cloning.C21" office:value-type="string">
            <text:p text:style-name="P19">No</text:p>
          </table:table-cell>
          <table:table-cell table:style-name="Replication_5f_Cloning.D21" office:value-type="string">
            <text:p text:style-name="P1"/>
          </table:table-cell>
          <table:table-cell table:style-name="Replication_5f_Cloning.E21" office:value-type="string">
            <text:p text:style-name="P53">No</text:p>
          </table:table-cell>
          <table:table-cell table:style-name="Replication_5f_Cloning.F21" office:value-type="string">
            <text:p text:style-name="P52">Not on its own.</text:p>
            <text:p text:style-name="P39"/>
            <text:p text:style-name="P39">When a database or schema that contains tasks is cloned, the tasks in the clone are suspended by default. </text:p>
            <text:p text:style-name="P39"/>
            <text:p text:style-name="P39">The tasks can be resumed individually.</text:p>
          </table:table-cell>
        </table:table-row>
        <table:table-row>
          <table:table-cell table:style-name="Replication_5f_Cloning.A22" office:value-type="string">
            <text:p text:style-name="P20">Stored Procedures</text:p>
          </table:table-cell>
          <table:table-cell table:style-name="Replication_5f_Cloning.B22" office:value-type="string">
            <text:p text:style-name="P10"/>
          </table:table-cell>
          <table:table-cell table:style-name="Replication_5f_Cloning.C22" office:value-type="string">
            <text:p text:style-name="P21">Yes</text:p>
          </table:table-cell>
          <table:table-cell table:style-name="Replication_5f_Cloning.D22" office:value-type="string">
            <text:p text:style-name="P1"/>
          </table:table-cell>
          <table:table-cell table:style-name="Replication_5f_Cloning.E22" office:value-type="string">
            <text:p text:style-name="P38">No</text:p>
          </table:table-cell>
          <table:table-cell table:style-name="Replication_5f_Cloning.F22" office:value-type="string">
            <text:p text:style-name="P70"><text:s/><text:span text:style-name="T8"><text:s/>Not on its own.</text:span></text:p>
            <text:p text:style-name="P70"/>
            <text:p text:style-name="P70">When a database or schema that contains <text:span text:style-name="T11">User defined procedures</text:span> is cloned, the <text:span text:style-name="T11">User defined procedures get cloned as well.</text:span></text:p>
          </table:table-cell>
        </table:table-row>
        <table:table-row>
          <table:table-cell table:style-name="Replication_5f_Cloning.A23" office:value-type="string">
            <text:p text:style-name="P20">User Defined Functions</text:p>
          </table:table-cell>
          <table:table-cell table:style-name="Replication_5f_Cloning.B23" office:value-type="string">
            <text:p text:style-name="P10"/>
          </table:table-cell>
          <table:table-cell table:style-name="Replication_5f_Cloning.C23" office:value-type="string">
            <text:p text:style-name="P21">Yes</text:p>
          </table:table-cell>
          <table:table-cell table:style-name="Replication_5f_Cloning.D23" office:value-type="string">
            <text:p text:style-name="P1"/>
          </table:table-cell>
          <table:table-cell table:style-name="Replication_5f_Cloning.E23" office:value-type="string">
            <text:p text:style-name="P38">No</text:p>
          </table:table-cell>
          <table:table-cell table:style-name="Replication_5f_Cloning.F23" office:value-type="string">
            <text:p text:style-name="P59"><text:s/><text:span text:style-name="T7">Not on its own.</text:span></text:p>
            <text:p text:style-name="P69"/>
            <text:p text:style-name="P69">When a database or schema that contains <text:span text:style-name="T11">UDFs</text:span> is cloned, the <text:span text:style-name="T11">UDFs get cloned as well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9:07:04.159881968</meta:creation-date>
    <dc:date>2020-03-11T20:55:56.618522852</dc:date>
    <meta:editing-duration>PT1H40M26S</meta:editing-duration>
    <meta:editing-cycles>66</meta:editing-cycles>
    <meta:generator>LibreOffice/6.0.7.3$Linux_X86_64 LibreOffice_project/00m0$Build-3</meta:generator>
    <meta:document-statistic meta:table-count="1" meta:image-count="0" meta:object-count="0" meta:page-count="3" meta:paragraph-count="105" meta:word-count="497" meta:character-count="2754" meta:non-whitespace-character-count="2349"/>
  </office:meta>
</office:document-meta>
</file>